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" svg:font-family="Calibri"/>
    <style:font-face style:name="StarSymbol" svg:font-family="StarSymbol"/>
    <style:font-face style:name="Lucida Sans1" svg:font-family="'Lucida Sans'" style:font-family-generic="swiss"/>
    <style:font-face style:name="Albertus Medium" svg:font-family="'Albertus Medium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tarSymbol, 'Arial Unicode MS'" svg:font-family="'StarSymbol, 'Arial Unicode MS'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, 'Arial Unicode MS'1" svg:font-family="'StarSymbol, 'Arial Unicode MS'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P1" style:family="paragraph" style:parent-style-name="resume_5f_heading">
      <style:paragraph-properties fo:break-before="page"/>
    </style:style>
    <style:style style:name="P2" style:family="paragraph" style:parent-style-name="resume_5f_heading">
      <style:paragraph-properties fo:line-height="150%"/>
      <style:text-properties officeooo:paragraph-rsid="00146baa"/>
    </style:style>
    <style:style style:name="P3" style:family="paragraph" style:parent-style-name="resume_5f_heading">
      <style:text-properties officeooo:paragraph-rsid="001b00a8"/>
    </style:style>
    <style:style style:name="P4" style:family="paragraph" style:parent-style-name="resume-body">
      <style:text-properties officeooo:paragraph-rsid="0016029a"/>
    </style:style>
    <style:style style:name="P5" style:family="paragraph" style:parent-style-name="resume-body">
      <style:text-properties officeooo:rsid="0017d800" officeooo:paragraph-rsid="0017d800"/>
    </style:style>
    <style:style style:name="P6" style:family="paragraph" style:parent-style-name="resume-body">
      <style:text-properties officeooo:paragraph-rsid="001959b0"/>
    </style:style>
    <style:style style:name="P7" style:family="paragraph" style:parent-style-name="resume-body">
      <style:paragraph-properties fo:margin-left="0in" fo:margin-right="0in" fo:text-indent="0in" style:auto-text-indent="false">
        <style:tab-stops>
          <style:tab-stop style:position="2.4339in"/>
        </style:tab-stops>
      </style:paragraph-properties>
      <style:text-properties officeooo:rsid="000bd51c" officeooo:paragraph-rsid="00159500"/>
    </style:style>
    <style:style style:name="P8" style:family="paragraph" style:parent-style-name="resume-second_5f_heading">
      <style:text-properties officeooo:paragraph-rsid="001b00a8"/>
    </style:style>
    <style:style style:name="P9" style:family="paragraph" style:parent-style-name="resume-synopsis">
      <style:text-properties officeooo:paragraph-rsid="001959b0"/>
    </style:style>
    <style:style style:name="P10" style:family="paragraph" style:parent-style-name="resume-synopsis">
      <style:text-properties officeooo:paragraph-rsid="001b00a8"/>
    </style:style>
    <style:style style:name="P11" style:family="paragraph" style:parent-style-name="resume-synopsis_20_unjustified">
      <style:text-properties officeooo:paragraph-rsid="001b00a8"/>
    </style:style>
    <style:style style:name="P12" style:family="paragraph" style:parent-style-name="resume-body" style:list-style-name="L4"/>
    <style:style style:name="P13" style:family="paragraph" style:parent-style-name="resume-body" style:list-style-name="L5"/>
    <style:style style:name="P14" style:family="paragraph" style:parent-style-name="resume-body" style:list-style-name="L6">
      <style:text-properties officeooo:paragraph-rsid="0016029a"/>
    </style:style>
    <style:style style:name="P15" style:family="paragraph" style:parent-style-name="resume-body" style:list-style-name="L7"/>
    <style:style style:name="P16" style:family="paragraph" style:parent-style-name="resume-body" style:list-style-name="L8">
      <style:text-properties officeooo:paragraph-rsid="001b00a8"/>
    </style:style>
    <style:style style:name="P17" style:family="paragraph" style:parent-style-name="resume-body" style:list-style-name="L8">
      <style:text-properties officeooo:paragraph-rsid="001959b0"/>
    </style:style>
    <style:style style:name="P18" style:family="paragraph" style:parent-style-name="resume-top_5f_heading" style:master-page-name="Standard">
      <style:paragraph-properties fo:margin-top="0in" fo:margin-bottom="0.0598in" loext:contextual-spacing="false" fo:text-align="justify" fo:text-align-last="justify" style:justify-single-word="false" style:page-number="auto"/>
      <style:text-properties officeooo:paragraph-rsid="00146baa"/>
    </style:style>
    <style:style style:name="P19" style:family="paragraph" style:parent-style-name="resume-body-bullet" style:list-style-name="L1">
      <style:paragraph-properties>
        <style:tab-stops/>
      </style:paragraph-properties>
    </style:style>
    <style:style style:name="P20" style:family="paragraph" style:parent-style-name="resume-body-bullet" style:list-style-name="L1">
      <style:paragraph-properties>
        <style:tab-stops/>
      </style:paragraph-properties>
      <style:text-properties officeooo:rsid="0016029a"/>
    </style:style>
    <style:style style:name="P21" style:family="paragraph" style:parent-style-name="resume-body-bullet" style:list-style-name="L1">
      <style:paragraph-properties>
        <style:tab-stops/>
      </style:paragraph-properties>
      <style:text-properties officeooo:paragraph-rsid="0016029a" style:language-complex="en" style:country-complex="US"/>
    </style:style>
    <style:style style:name="P22" style:family="paragraph" style:parent-style-name="resume-body-bullet" style:list-style-name="L3">
      <style:text-properties officeooo:paragraph-rsid="001b00a8" style:language-complex="en" style:country-complex="US"/>
    </style:style>
    <style:style style:name="P23" style:family="paragraph" style:parent-style-name="resume-body-bullet" style:list-style-name="L5">
      <style:text-properties officeooo:paragraph-rsid="0016029a" style:language-complex="en" style:country-complex="US"/>
    </style:style>
    <style:style style:name="P24" style:family="paragraph" style:parent-style-name="resume-body-bullet" style:list-style-name="L2"/>
    <style:style style:name="P25" style:family="paragraph" style:parent-style-name="resume-body-bullet" style:list-style-name="L3"/>
    <style:style style:name="T1" style:family="text">
      <style:text-properties fo:font-variant="normal" fo:text-transform="none" fo:color="#00000a" style:text-line-through-style="none" style:text-line-through-type="none" style:font-name="Arial1" fo:font-size="14pt" fo:language="en" fo:country="US" fo:font-style="normal" style:text-underline-style="none" fo:font-weight="normal" style:text-blinking="false" style:font-size-asian="14pt" style:font-style-asian="normal" style:font-weight-asian="normal"/>
    </style:style>
    <style:style style:name="T2" style:family="text">
      <style:text-properties fo:font-variant="normal" fo:text-transform="none" fo:color="#00000a" style:text-line-through-style="none" style:text-line-through-type="none" style:font-name="Arial1" fo:font-size="13pt" fo:language="en" fo:country="US" fo:font-style="normal" style:text-underline-style="none" fo:font-weight="normal" style:text-blinking="false" style:font-size-asian="13pt" style:font-style-asian="normal" style:font-weight-asian="normal"/>
    </style:style>
    <style:style style:name="T3" style:family="text">
      <style:text-properties fo:font-variant="normal" fo:text-transform="none" fo:color="#00000a" style:text-line-through-style="none" style:text-line-through-type="none" style:font-name="Arial1" fo:font-size="12.5pt" fo:language="en" fo:country="US" fo:font-style="normal" style:text-underline-style="none" fo:font-weight="normal" style:text-blinking="false" style:font-size-asian="12.5pt" style:font-style-asian="normal" style:font-weight-asian="normal" style:font-size-complex="12.5pt"/>
    </style:style>
    <style:style style:name="T4" style:family="text">
      <style:text-properties fo:font-variant="normal" fo:text-transform="none" fo:color="#00000a" style:font-name="Arial1" fo:font-size="10pt" fo:language="en" fo:country="US" fo:font-style="normal" style:text-underline-style="none" fo:font-weight="normal" style:font-size-asian="10pt" style:font-style-asian="normal" style:font-weight-asian="normal" style:font-size-complex="10pt" style:language-complex="en" style:country-complex="US"/>
    </style:style>
    <style:style style:name="T5" style:family="text">
      <style:text-properties fo:font-variant="normal" fo:text-transform="none" style:font-name="Arial1" fo:font-size="24pt" fo:language="en" fo:country="US" fo:font-style="normal" fo:font-weight="bold" style:font-size-asian="24pt" style:font-style-asian="normal" style:font-weight-asian="bold" style:font-size-complex="24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05fe01"/>
    </style:style>
    <style:style style:name="T8" style:family="text">
      <style:text-properties officeooo:rsid="000893ea"/>
    </style:style>
    <style:style style:name="T9" style:family="text">
      <style:text-properties officeooo:rsid="0008f60e"/>
    </style:style>
    <style:style style:name="T10" style:family="text">
      <style:text-properties officeooo:rsid="0010a3dc"/>
    </style:style>
    <style:style style:name="T11" style:family="text">
      <style:text-properties officeooo:rsid="00141c6c"/>
    </style:style>
    <style:style style:name="T12" style:family="text">
      <style:text-properties officeooo:rsid="00159500"/>
    </style:style>
    <style:style style:name="T13" style:family="text">
      <style:text-properties style:font-name="Calibri" fo:font-size="11pt"/>
    </style:style>
    <style:style style:name="T14" style:family="text">
      <style:text-properties officeooo:rsid="0016029a"/>
    </style:style>
    <style:style style:name="T15" style:family="text">
      <style:text-properties officeooo:rsid="0017d800"/>
    </style:style>
    <style:style style:name="T16" style:family="text">
      <style:text-properties style:font-name="Arial1" style:text-underline-style="none" fo:font-weight="normal" style:font-weight-asian="normal" style:font-weight-complex="normal"/>
    </style:style>
    <style:style style:name="T17" style:family="text">
      <style:text-properties style:language-complex="en" style:country-complex="US"/>
    </style:style>
    <style:style style:name="T18" style:family="text">
      <style:text-properties officeooo:rsid="001959b0" style:language-complex="en" style:country-complex="US"/>
    </style:style>
    <style:style style:name="T19" style:family="text">
      <style:text-properties officeooo:rsid="001959b0"/>
    </style:style>
    <style:style style:name="T20" style:family="text">
      <style:text-properties officeooo:rsid="001b00a8"/>
    </style:style>
    <style:style style:name="T21" style:family="text">
      <style:text-properties officeooo:rsid="001dd4fd"/>
    </style:style>
    <style:style style:name="T22" style:family="text">
      <style:text-properties officeooo:rsid="002152a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margin-left="0.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1in" fo:margin-left="0.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a xlink:type="simple" xlink:href="mailto:petro@cpetro.us" text:style-name="Internet_20_link" text:visited-style-name="Visited_20_Internet_20_Link"><text:span text:style-name="Internet_20_link"><text:span text:style-name="T16">petro@cpetro.us</text:span></text:span></text:a><text:span text:style-name="T1"> </text:span><text:span text:style-name="T5">Christopher C. Petro</text:span><text:span text:style-name="T2"> </text:span><text:span text:style-name="T3">720-285-5121<text:line-break/></text:span><text:span text:style-name="Internet_20_link"><text:span text:style-name="T4">Operations, Engineering, Security, Systems Archeology and Process Anthropology</text:span></text:span></text:p>
      <text:p text:style-name="P2">Employment History</text:p>
      <text:p text:style-name="resume-second_5f_heading"><text:span text:style-name="T9">March 2014</text:span> to <text:span text:style-name="T9">Present</text:span>: <text:span text:style-name="T9">Teksystems/Comcast Inc.</text:span>, Contract Senior Linux Administrator</text:p>
      <text:p text:style-name="P7"><text:span text:style-name="T15">Member of the operations </text:span>team managing of Comcast's <text:span text:style-name="T11">IP based </text:span>Content Distribution Networks <text:span text:style-name="T14">(CDN)</text:span></text:p>
      <text:list xml:id="list7280686490576780301" text:style-name="L1">
        <text:list-item>
          <text:p text:style-name="P19"><text:span text:style-name="T12">D</text:span>eploying and managing servers (Centos 6.x on HP <text:span text:style-name="T14">&amp;</text:span> Dell hardware) using <text:span text:style-name="T12">kickstart &amp;</text:span> puppet.</text:p>
        </text:list-item>
        <text:list-item>
          <text:p text:style-name="P19"><text:span text:style-name="T12">Troubleshooting the CDN and Traffic Control (a Comcast written open source control plane for Apache Traffic server</text:span><text:span text:style-name="T13"> </text:span><text:a xlink:type="simple" xlink:href="http://traffic-control-cdn.net/" text:style-name="Internet_20_link" text:visited-style-name="Visited_20_Internet_20_Link"><text:span text:style-name="T13">http://traffic-control-cdn.net/</text:span></text:a><text:span text:style-name="T12">).</text:span></text:p>
        </text:list-item>
        <text:list-item>
          <text:p text:style-name="P19"><text:span text:style-name="T12">W</text:span>riting <text:span text:style-name="T14">&amp;</text:span> fixing scripts(bash, Perl, Python) <text:span text:style-name="T12">for automation</text:span> <text:span text:style-name="T12">including using Traffic Control API, &amp; scripts <text:line-break/>inside kickstart</text:span></text:p>
        </text:list-item>
        <text:list-item>
          <text:p text:style-name="P19"><text:span text:style-name="T12">Worked closely with the engineering team to provide b</text:span>ug fixes, feature enhancements <text:span text:style-name="T12">and documentation for Traffic Control</text:span> in Perl <text:span text:style-name="T12">(listed as a Contributor to Traffic Control)</text:span></text:p>
        </text:list-item>
        <text:list-item>
          <text:p text:style-name="P20">Helped manage the development environment, budgeting &amp; ordering of new equipment</text:p>
        </text:list-item>
        <text:list-item>
          <text:p text:style-name="P21">Mentored and provided leadership to junior employees</text:p>
        </text:list-item>
      </text:list>
      <text:p text:style-name="resume-second_5f_heading">July 2013 to <text:span text:style-name="T8">Dec 2013</text:span>: Robert Half Technologies/Viasat, Contract Senior Linux Administrato<text:span text:style-name="T15">r</text:span></text:p>
      <text:p text:style-name="P5">Member of the Back Office Operations team</text:p>
      <text:list xml:id="list2491314461324489292" text:style-name="L2">
        <text:list-item>
          <text:p text:style-name="P24"><text:span text:style-name="T21">S</text:span>erver provisioning with Cobbler <text:span text:style-name="T12">including template customization with Cheeta</text:span></text:p>
        </text:list-item>
        <text:list-item>
          <text:p text:style-name="P24"><text:span text:style-name="T12">Installation with kickstart &amp; configuration management with </text:span>Puppet</text:p>
        </text:list-item>
        <text:list-item>
          <text:p text:style-name="P24">Python and Bash scripting as well as process documentation</text:p>
        </text:list-item>
      </text:list>
      <text:p text:style-name="resume-second_5f_heading">November 2010 to December 2012: Raytheon IIS, Senior Technologist I</text:p>
      <text:p text:style-name="P4">Provided System Administration (Unix, Red Hat Linux variants, etc.) in Alice Springs, AU to the O&amp;M organization (about 7 months) and to an R&amp;D lab (17 months)</text:p>
      <text:list xml:id="list2976074355841841052" text:style-name="L3">
        <text:list-item>
          <text:p text:style-name="P25">Worked with site security on integrating a new firewall <text:span text:style-name="T14">&amp;</text:span> security audits.</text:p>
        </text:list-item>
        <text:list-item>
          <text:p text:style-name="P25">Assisted with budgeting <text:span text:style-name="T14">&amp;</text:span> resource/purchase prioritization</text:p>
        </text:list-item>
        <text:list-item>
          <text:p text:style-name="P25">Worked with multinational team <text:span text:style-name="T14">&amp;</text:span> coordinated between organizations on three continents.</text:p>
        </text:list-item>
        <text:list-item>
          <text:p text:style-name="P22">Provided <text:span text:style-name="T20">advanced </text:span>support to researchers <text:span text:style-name="T14">&amp;</text:span> analysts</text:p>
        </text:list-item>
        <text:list-item>
          <text:p text:style-name="P22">Mentored and provided leadership to junior employees</text:p>
        </text:list-item>
        <text:list-item>
          <text:p text:style-name="P22"><text:span text:style-name="T20">F</text:span>ull life-cycle support on HP (primarily DL3x0), SGI (UV100 <text:span text:style-name="T14">&amp;</text:span> UV1000), network <text:span text:style-name="T14">&amp;</text:span> SAN equipment. </text:p>
        </text:list-item>
      </text:list>
      <text:p text:style-name="resume-second_5f_heading">March 2010 to July 2010: Vendio Services, Inc. Contract Linux/Unix Systems Administration </text:p>
      <text:list xml:id="list2017268417493781429" text:style-name="L4">
        <text:list-item>
          <text:p text:style-name="P12"><text:span text:style-name="T14">P</text:span>rovide operational coverage <text:span text:style-name="T15">&amp;</text:span> systems administration support during a transitional period</text:p>
        </text:list-item>
      </text:list>
      <text:p text:style-name="resume-second_5f_heading">November 08 to November 09: <text:span text:style-name="Emphasis"><text:span text:style-name="T6">Raytheon</text:span></text:span> Intl. Sup Co., Senior Technologist II (Baghdad, Iraq)</text:p>
      <text:list xml:id="list8633748801057141438" text:style-name="L5">
        <text:list-item>
          <text:p text:style-name="P13"><text:span text:style-name="T14">I</text:span>nstall and supporting VMWare ESX <text:span text:style-name="T14">&amp;</text:span> Virtual Center at over 9 sites around Iraq for <text:span text:style-name="T14">Centcom</text:span></text:p>
        </text:list-item>
        <text:list-item>
          <text:p text:style-name="P23">Mentored and provided leadership to junior employees</text:p>
        </text:list-item>
      </text:list>
      <text:p text:style-name="resume-second_5f_heading">September 07 to November 08: Consulting and Contracting</text:p>
      <text:list xml:id="list7456627432261470621" text:style-name="L6">
        <text:list-item>
          <text:p text:style-name="P14"><text:span text:style-name="T14">S</text:span>upport for VMWare's ESX/Virtual Infrastructure to Single Point Of Contact</text:p>
        </text:list-item>
        <text:list-item>
          <text:p text:style-name="P14">Linux, Unix, and VMWare/Virtualization support to Saratoga Data Systems</text:p>
        </text:list-item>
      </text:list>
      <text:p text:style-name="resume-second_5f_heading">January 06 to August 07: VMWare, Inc.; Technical Support Engineer</text:p>
      <text:list xml:id="list7952825460357320953" text:style-name="L7">
        <text:list-item>
          <text:p text:style-name="P15"><text:span text:style-name="T14">S</text:span>econd level product support for VMWare's software products including ESX, Virtual Infrastructure, Virtual Center, VMWare Server <text:span text:style-name="T19">&amp;</text:span> Workstation</text:p>
        </text:list-item>
      </text:list>
      <text:p text:style-name="resume-second_5f_heading">June '00 to September '04: Vendio Services Inc. Senior Systems Administrator, Team lead;</text:p>
      <text:p text:style-name="P6">Team lead in the operations group responsible for system design, installation, monitoring <text:span text:style-name="T19">&amp;</text:span> maintenance of the <text:span text:style-name="T9">AuctionWatch.com &amp; </text:span>Vendio.co<text:span text:style-name="T9">m platforms</text:span></text:p>
      <text:list xml:id="list4199259527920758736" text:style-name="L8">
        <text:list-item>
          <text:p text:style-name="P16"><text:span text:style-name="T19">P</text:span>roject planning, security Linux Administration</text:p>
        </text:list-item>
        <text:list-item>
          <text:p text:style-name="P16"><text:span text:style-name="T20">M</text:span>anaging day to day tasks of a small team</text:p>
        </text:list-item>
        <text:list-item>
          <text:p text:style-name="P17"><text:span text:style-name="T17">Helped reduce operating expenses from $350,000 </text:span><text:span text:style-name="T18">to</text:span><text:span text:style-name="T17"> </text:span><text:span text:style-name="T18">under </text:span><text:span text:style-name="T17">$40,000 </text:span><text:span text:style-name="T18">per month</text:span></text:p>
        </text:list-item>
        <text:list-item>
          <text:p text:style-name="P17"><text:span text:style-name="T17">Mentored </text:span><text:span text:style-name="T18">&amp;</text:span><text:span text:style-name="T17"> provided leadership to junior employees</text:span></text:p>
        </text:list-item>
      </text:list>
      <text:p text:style-name="P1">Technical Synopsis</text:p>
      <text:p text:style-name="resume-synopsis">Experience working in a 24×7 and “Mission Critical” operations environments ranging from Silicon Valley startups to DoD data centers and research labs. with the majority of the experience being with Linux based systems (<text:span text:style-name="T10">Predominately Red Hat derived systems and Debian/Ubuntu</text:span>) VMWare ESX. </text:p>
      <text:p text:style-name="P9">Several years experience in running small to mid-sized (5 to <text:span text:style-name="T19">6</text:span>00 server) Internet sites, as well as some experience large sites (5k servers) and multi-site networks, internal IT and help desk/Technical Support. </text:p>
      <text:p text:style-name="P9">Experience with project planning and management.</text:p>
      <text:p text:style-name="resume-synopsis">Worked with switches including the Cisco Catalyst and Nexus lines, most of the experience is in vlan/switchport configuration and troubleshooting.</text:p>
      <text:p text:style-name="resume-synopsis">Experience in implementation and maintenance of VMWare's enterprise virtualization products.</text:p>
      <text:p text:style-name="resume-synopsis">Some related experience with various SANs (EMC, HP, NetApp), mostly troubleshooting <text:line-break/>with VMWare.</text:p>
      <text:p text:style-name="resume-synopsis">Experience in security hardening and risk management, both in civilian and DoD settings.</text:p>
      <text:p text:style-name="resume-synopsis">Experience with many layer four and five network protocols, including SMTP (E-Mail), HTTP (Web servers), DNS <text:span text:style-name="T20">(Bind)</text:span>. <text:span text:style-name="T20">E</text:span>xperience with NFS, and SAMBA/<text:span text:style-name="T20">CIFS</text:span> (Unix SMB filesharing software) as well as exposure to Network Appliances' NetApp. Experience with NIS and LDAP. Utilized Linux and OpenBSD to implement Proxies, Caching Web Proxies (with Squid <text:span text:style-name="T20">and Apache Traffic Server</text:span>) and firewalls (Linux's IP Tables and Secure Computing's Sidewinder). <text:span text:style-name="T20">N</text:span>etwork monitoring <text:span text:style-name="T20">with Nagios</text:span>, including writing Plugins. Experience with both Hardware &amp; Software RAID and LVM on Linux. Implemented various archive, backup and DR strategies—including the use of Veritas NetBackup, SystemImager. Created Kickstart install servers and configurations.</text:p>
      <text:p text:style-name="resume-synopsis">Experience administrating both Mysql and PostgreSQL, including some limited database development, as well as exposure to Oracle.</text:p>
      <text:p text:style-name="resume-synopsis">Proficient in BASH and Python scripting, <text:span text:style-name="T22">almost comfortable in Perl, and some P</text:span>HP and C/C++, <text:span text:style-name="T22">E</text:span>xperience<text:span text:style-name="T22">d ub</text:span> building software, both from packages and from source code. <text:span text:style-name="T22">E</text:span>xperience with Puppet, Cobbler and similar technologies. </text:p>
      <text:p text:style-name="P3">Certifications</text:p>
      <text:p text:style-name="P11">CISSP<text:line-break/>CompTIA: A+, Net+, Security+</text:p>
      <text:p text:style-name="P11">VMWare: VCP 2.5 and 3.0</text:p>
      <text:p text:style-name="P3">Education</text:p>
      <text:p text:style-name="P8">School of the Art Institute of Chicago</text:p>
      <text:p text:style-name="P11">Earned a Bachelors of Fine Arts. Studies focused on Graphic Design and Art &amp; Technology.</text:p>
      <text:p text:style-name="P3">Clearances</text:p>
      <text:p text:style-name="P10"><text:span text:style-name="T7">TS/SCI (expired)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libri" svg:font-family="Calibri"/>
    <style:font-face style:name="StarSymbol" svg:font-family="StarSymbol"/>
    <style:font-face style:name="Lucida Sans1" svg:font-family="'Lucida Sans'" style:font-family-generic="swiss"/>
    <style:font-face style:name="Albertus Medium" svg:font-family="'Albertus Medium'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StarSymbol, 'Arial Unicode MS'" svg:font-family="'StarSymbol, 'Arial Unicode MS'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Times New Roman1" svg:font-family="'Times New Roman'" style:font-family-generic="swiss" style:font-pitch="variable"/>
    <style:font-face style:name="Arial3" svg:font-family="Arial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StarSymbol, 'Arial Unicode MS'1" svg:font-family="'StarSymbol, 'Arial Unicode MS''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style:line-height-at-least="0.0693in" fo:orphans="2" fo:widows="2" fo:hyphenation-ladder-count="no-limit" style:punctuation-wrap="hanging" style:writing-mode="lr-tb">
        <style:tab-stops>
          <style:tab-stop style:position="0.5in"/>
        </style:tab-stops>
      </style:paragraph-properties>
      <style:text-properties fo:color="#00000a" style:font-name="Times New Roman" fo:font-family="'Times New Roman'" style:font-family-generic="roman" style:font-pitch="variable" fo:font-size="12pt" fo:language="en" fo:country="US" style:font-name-asian="Times New Roman3" style:font-family-asian="'Times New Roman'" style:font-family-generic-asian="system" style:font-pitch-asian="variable" style:font-size-asian="12pt" style:language-asian="en" style:country-asian="US" style:font-name-complex="Times New Roman3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Text_20_body" style:default-outline-level="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size="17pt" fo:font-weight="bold" style:font-name-asian="Arial3" style:font-family-asian="Arial" style:font-family-generic-asian="system" style:font-pitch-asian="variable" style:font-size-asian="17pt" style:font-weight-asian="bold" style:font-name-complex="Arial3" style:font-family-complex="Arial" style:font-family-generic-complex="system" style:font-pitch-complex="variable" style:font-size-complex="17pt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orphans="0" fo:widows="0" fo:hyphenation-ladder-count="no-limit" style:punctuation-wrap="hanging">
        <style:tab-stops>
          <style:tab-stop style:position="0.5in"/>
        </style:tab-stops>
      </style:paragraph-properties>
      <style:text-properties fo:color="#00000a" style:font-name="Times New Roman1" fo:font-family="'Times New Roman'" style:font-family-generic="swiss" style:font-pitch="variable" fo:font-size="18pt" fo:language="de" fo:country="DE" fo:font-weight="bold" style:font-name-asian="Lucida Sans Unicode" style:font-family-asian="'Lucida Sans Unicode'" style:font-family-generic-asian="system" style:font-pitch-asian="variable" style:font-size-asian="18pt" style:language-asian="en" style:country-asian="US" style:font-weight-asian="bold" style:font-name-complex="Tahoma" style:font-family-complex="Tahoma" style:font-family-generic-complex="system" style:font-pitch-complex="variable" style:font-size-complex="18pt" style:language-complex="ar" style:country-complex="SA" style:font-weight-complex="bold" fo:hyphenate="false" fo:hyphenation-remain-char-count="2" fo:hyphenation-push-char-count="2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3055in" fo:margin-bottom="0.0417in" loext:contextual-spacing="false"/>
      <style:text-properties style:font-name="Arial" fo:font-family="Arial" style:font-family-generic="roman" style:font-pitch="variable" fo:font-weight="bold" style:font-name-asian="Arial3" style:font-family-asian="Arial" style:font-family-generic-asian="system" style:font-pitch-asian="variable" style:font-weight-asian="bold" style:font-name-complex="Arial3" style:font-family-complex="Arial" style:font-family-generic-complex="system" style:font-pitch-complex="variable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0835in" fo:margin-bottom="0in" loext:contextual-spacing="false" style:line-height-at-least="0.0693in"/>
      <style:text-properties style:font-name="Arial" fo:font-family="Arial" style:font-family-generic="roman" style:font-pitch="variable" style:font-name-asian="Arial3" style:font-family-asian="Arial" style:font-family-generic-asian="system" style:font-pitch-asian="variable" style:font-name-complex="Arial3" style:font-family-complex="Arial" style:font-family-generic-complex="system" style:font-pitch-complex="variable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Quotations" style:family="paragraph" style:parent-style-name="Standard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Contents" style:display-name="List Contents" style:family="paragraph" style:parent-style-name="Standard" style:default-outline-level="" style:class="html">
      <style:paragraph-properties fo:margin-left="0.3937in" fo:margin-right="0in" fo:margin-top="0in" fo:margin-bottom="0in" loext:contextual-spacing="false" fo:text-indent="0in" style:auto-text-indent="false"/>
    </style:style>
    <style:style style:name="WW-Heading" style:family="paragraph" style:parent-style-name="Standard" style:default-outline-level="">
      <style:paragraph-properties fo:margin-top="0.1665in" fo:margin-bottom="0.196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WW-Heading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WW-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" style:family="paragraph" style:parent-style-name="Standard" style:default-outline-level="">
      <style:paragraph-properties text:number-lines="false" text:line-number="0"/>
    </style:style>
    <style:style style:name="WW-Quotations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WW-List_20_Contents" style:display-name="WW-List Contents" style:family="paragraph" style:parent-style-name="Standard" style:default-outline-level="">
      <style:paragraph-properties fo:margin-left="0.3937in" fo:margin-right="0in" fo:margin-top="0in" fo:margin-bottom="0in" loext:contextual-spacing="false" fo:text-indent="0in" style:auto-text-indent="false"/>
    </style:style>
    <style:style style:name="WW-Heading11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size-asian="14pt" style:font-size-complex="14pt"/>
    </style:style>
    <style:style style:name="WW-Caption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" style:family="paragraph" style:parent-style-name="Standard" style:default-outline-level="">
      <style:paragraph-properties text:number-lines="false" text:line-number="0"/>
    </style:style>
    <style:style style:name="WW-Quotations1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WW-List_20_Contents1" style:display-name="WW-List Contents1" style:family="paragraph" style:parent-style-name="Standard" style:default-outline-level="">
      <style:paragraph-properties fo:margin-left="0.3937in" fo:margin-right="0in" fo:margin-top="0in" fo:margin-bottom="0in" loext:contextual-spacing="false" fo:text-indent="0in" style:auto-text-indent="false"/>
    </style:style>
    <style:style style:name="WW-Caption11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WW-Index11" style:family="paragraph" style:parent-style-name="Standard" style:default-outline-level="">
      <style:paragraph-properties text:number-lines="false" text:line-number="0"/>
    </style:style>
    <style:style style:name="WW-Quotations11" style:family="paragraph" style:parent-style-name="Standard" style:default-outline-level="">
      <style:paragraph-properties fo:margin-left="0.3937in" fo:margin-right="0.3937in" fo:margin-top="0in" fo:margin-bottom="0.1965in" loext:contextual-spacing="false" fo:text-indent="0in" style:auto-text-indent="false"/>
    </style:style>
    <style:style style:name="WW-List_20_Contents11" style:display-name="WW-List Contents11" style:family="paragraph" style:parent-style-name="Standard" style:default-outline-level="">
      <style:paragraph-properties fo:margin-left="0.3937in" fo:margin-right="0in" fo:margin-top="0in" fo:margin-bottom="0in" loext:contextual-spacing="false" fo:text-indent="0in" style:auto-text-indent="false"/>
    </style:style>
    <style:style style:name="Block_20_Text" style:display-name="Block Text" style:family="paragraph" style:parent-style-name="Standard" style:default-outline-level="">
      <style:paragraph-properties fo:margin-left="0.25in" fo:margin-right="1in" fo:margin-top="0in" fo:margin-bottom="0.0819in" loext:contextual-spacing="false" fo:text-indent="0in" style:auto-text-indent="false"/>
    </style:style>
    <style:style style:name="Box_20_List" style:display-name="Box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Bullet_20_List" style:display-name="Bullet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Numbered_20_Heading_20_1" style:display-name="Numbered Heading 1" style:family="paragraph" style:parent-style-name="Heading_20_1" style:default-outline-level="">
      <style:paragraph-properties fo:margin-top="0in" fo:margin-bottom="0in" loext:contextual-spacing="false">
        <style:tab-stops>
          <style:tab-stop style:position="0.2992in"/>
        </style:tab-stops>
      </style:paragraph-properties>
      <style:text-properties style:font-name="Times New Roman" fo:font-family="'Times New Roman'" style:font-family-generic="roman" style:font-pitch="variable" fo:font-size="12pt" fo:font-weight="normal" style:font-name-asian="Lucida Sans Unicode" style:font-family-asian="'Lucida Sans Unicode'" style:font-family-generic-asian="system" style:font-pitch-asian="variable" style:font-size-asian="12pt" style:font-weight-asian="normal" style:font-name-complex="Tahoma" style:font-family-complex="Tahoma" style:font-family-generic-complex="system" style:font-pitch-complex="variable" style:font-size-complex="12pt" style:font-weight-complex="normal"/>
    </style:style>
    <style:style style:name="Chapter_20_Heading" style:display-name="Chapter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Dashed_20_List" style:display-name="Dashe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Diamond_20_List" style:display-name="Diamon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Hand_20_List" style:display-name="Han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Heart_20_List" style:display-name="Heart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Implies_20_List" style:display-name="Implies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Numbered_20_List" style:display-name="Numbered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Lower_20_Case_20_List" style:display-name="Lower Case List" style:family="paragraph" style:parent-style-name="Numbered_20_List" style:default-outline-level=""/>
    <style:style style:name="Lower_20_Roman_20_List" style:display-name="Lower Roman List" style:family="paragraph" style:parent-style-name="Standard" style:default-outline-level="">
      <style:paragraph-properties fo:margin-left="0.5in" fo:margin-right="0in" fo:margin-top="0in" fo:margin-bottom="0in" loext:contextual-spacing="false" fo:text-indent="-0.2992in" style:auto-text-indent="false"/>
      <style:text-properties style:font-name-asian="Lucida Sans Unicode" style:font-family-asian="'Lucida Sans Unicode'" style:font-family-generic-asian="system" style:font-pitch-asian="variable" style:font-name-complex="Tahoma" style:font-family-complex="Tahoma" style:font-family-generic-complex="system" style:font-pitch-complex="variable"/>
    </style:style>
    <style:style style:name="Numbered_20_Heading_20_2" style:display-name="Numbered Heading 2" style:family="paragraph" style:parent-style-name="Heading_20_2" style:default-outline-level="">
      <style:paragraph-properties fo:margin-top="0in" fo:margin-bottom="0in" loext:contextual-spacing="false">
        <style:tab-stops>
          <style:tab-stop style:position="0.2992in"/>
        </style:tab-stops>
      </style:paragraph-properties>
      <style:text-properties fo:font-size="12pt" fo:font-weight="normal" style:font-size-asian="12pt" style:font-weight-asian="normal" style:font-size-complex="12pt" style:font-weight-complex="normal"/>
    </style:style>
    <style:style style:name="Numbered_20_Heading_20_3" style:display-name="Numbered Heading 3" style:family="paragraph" style:parent-style-name="Heading_20_3" style:default-outline-level="">
      <style:paragraph-properties fo:margin-top="0in" fo:margin-bottom="0in" loext:contextual-spacing="false">
        <style:tab-stops>
          <style:tab-stop style:position="0.2992in"/>
        </style:tab-stops>
      </style:paragraph-properties>
      <style:text-properties style:font-name="Times New Roman" fo:font-family="'Times New Roman'" style:font-family-generic="roman" style:font-pitch="variable" fo:font-weight="normal" style:font-name-asian="Lucida Sans Unicode" style:font-family-asian="'Lucida Sans Unicode'" style:font-family-generic-asian="system" style:font-pitch-asian="variable" style:font-weight-asian="normal" style:font-name-complex="Tahoma" style:font-family-complex="Tahoma" style:font-family-generic-complex="system" style:font-pitch-complex="variable" style:font-weight-complex="normal"/>
    </style:style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Section_20_Heading" style:display-name="Section Heading" style:family="paragraph" style:parent-style-name="Numbered_20_Heading_20_1" style:default-outline-level="">
      <style:paragraph-properties>
        <style:tab-stops>
          <style:tab-stop style:position="1.1in"/>
        </style:tab-stops>
      </style:paragraph-properties>
    </style:style>
    <style:style style:name="Square_20_List" style:display-name="Square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Star_20_List" style:display-name="Star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Tick_20_List" style:display-name="Tick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Triangle_20_List" style:display-name="Triangle List" style:family="paragraph" style:parent-style-name="Standard" style:default-outline-level="">
      <style:paragraph-properties fo:margin-left="0.5in" fo:margin-right="0in" fo:margin-top="0in" fo:margin-bottom="0in" loext:contextual-spacing="false" style:line-height-at-least="0.0693in" fo:text-indent="-0.2992in" style:auto-text-indent="false"/>
    </style:style>
    <style:style style:name="Upper_20_Case_20_List" style:display-name="Upper Case List" style:family="paragraph" style:parent-style-name="Numbered_20_List" style:default-outline-level=""/>
    <style:style style:name="Upper_20_Roman_20_List" style:display-name="Upper Roman List" style:family="paragraph" style:parent-style-name="Numbered_20_List" style:default-outline-level=""/>
    <style:style style:name="resume-body" style:family="paragraph" style:default-outline-level="" style:master-page-name="">
      <style:graphic-properties draw:fill-image-width="0in" draw:fill-image-height="0in"/>
      <style:paragraph-properties fo:margin-left="0in" fo:margin-right="0in" fo:margin-top="0.0417in" fo:margin-bottom="0.0417in" loext:contextual-spacing="false" style:line-height-at-least="0.0693in" fo:text-align="justify" style:justify-single-word="false" fo:orphans="2" fo:widows="2" fo:hyphenation-ladder-count="no-limit" style:register-true="true" fo:text-indent="0in" style:auto-text-indent="false" style:page-number="auto" style:punctuation-wrap="hanging" style:writing-mode="lr-tb">
        <style:tab-stops>
          <style:tab-stop style:position="1in"/>
        </style:tab-stops>
      </style:paragraph-properties>
      <style:text-properties fo:color="#00000a" style:font-name="Times New Roman2" fo:font-family="'Times New Roman'" style:font-style-name="Regular" style:font-family-generic="roman" style:font-pitch="variable" fo:font-size="10pt" fo:letter-spacing="0.0028in" fo:language="en" fo:country="US" style:font-name-asian="Lucida Sans Unicode" style:font-family-asian="'Lucida Sans Unicode'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resume-top_5f_heading" style:display-name="resume-top_heading" style:family="paragraph" style:default-outline-level="">
      <style:paragraph-properties fo:margin-top="0in" fo:margin-bottom="0in" loext:contextual-spacing="false" fo:text-align="justify" style:justify-single-word="false" fo:orphans="2" fo:widows="2" fo:hyphenation-ladder-count="no-limit" style:punctuation-wrap="hanging" style:writing-mode="lr-tb">
        <style:tab-stops>
          <style:tab-stop style:position="0.5in"/>
        </style:tab-stops>
      </style:paragraph-properties>
      <style:text-properties fo:color="#00000a" style:font-name="Arial2" fo:font-family="Arial" style:font-style-name="Bold" style:font-family-generic="swiss" style:font-pitch="variable" fo:font-size="14pt" fo:language="en" fo:country="US" fo:font-weight="bold" style:font-name-asian="Lucida Sans Unicode" style:font-family-asian="'Lucida Sans Unicode'" style:font-family-generic-asian="system" style:font-pitch-asian="variable" style:font-size-asian="14pt" style:language-asian="en" style:country-asian="US" style:font-weight-asian="bold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resume-second_5f_heading" style:display-name="resume-second_heading" style:family="paragraph" style:parent-style-name="resume-top_5f_heading" style:next-style-name="resume-body" style:default-outline-level="" style:master-page-name="">
      <style:paragraph-properties fo:margin-top="0.028in" fo:margin-bottom="0in" loext:contextual-spacing="false" fo:text-align="justify" style:justify-single-word="false" style:page-number="auto"/>
      <style:text-properties fo:font-size="11pt" fo:letter-spacing="-0.0043in" fo:font-weight="bold" style:font-size-asian="11pt" style:font-weight-asian="bold"/>
    </style:style>
    <style:style style:name="resume-position" style:family="paragraph" style:parent-style-name="resume-second_5f_heading" style:default-outline-level="">
      <style:paragraph-properties fo:margin-left="0.25in" fo:margin-right="0in" fo:margin-top="0in" fo:margin-bottom="0in" loext:contextual-spacing="false" fo:text-indent="0in" style:auto-text-indent="false"/>
      <style:text-properties style:font-name="Albertus Medium" fo:font-family="'Albertus Medium'" style:font-family-generic="roman" style:font-pitch="variable" fo:font-style="italic" fo:font-weight="bold" style:font-style-asian="italic" style:font-weight-asian="bold"/>
    </style:style>
    <style:style style:name="resume-contact" style:family="paragraph" style:parent-style-name="resume-top_5f_heading" style:default-outline-level="">
      <style:paragraph-properties style:line-height-at-least="0.0693in" fo:text-align="justify" style:justify-single-word="false"/>
      <style:text-properties fo:font-size="12pt" fo:font-weight="normal" style:font-size-asian="12pt" style:font-weight-asian="normal"/>
    </style:style>
    <style:style style:name="Objective" style:family="paragraph" style:parent-style-name="resume-body" style:default-outline-level="">
      <style:paragraph-properties fo:text-align="start" style:justify-single-word="false"/>
    </style:style>
    <style:style style:name="resume-objecctive" style:family="paragraph" style:parent-style-name="resume-body" style:default-outline-level="">
      <style:paragraph-properties fo:margin-left="0.5in" fo:margin-right="0.5in" fo:margin-top="0.0402in" fo:margin-bottom="0in" loext:contextual-spacing="false" style:line-height-at-least="0.2098in" fo:text-align="start" style:justify-single-word="false" fo:text-indent="0in" style:auto-text-indent="false"/>
    </style:style>
    <style:style style:name="resume-synopsis" style:family="paragraph" style:parent-style-name="resume-body" style:default-outline-level="">
      <style:paragraph-properties fo:margin-left="0.25in" fo:margin-right="0.25in" fo:margin-top="0.0417in" fo:margin-bottom="0.028in" loext:contextual-spacing="false" style:line-height-at-least="0.2098in" fo:text-indent="0in" style:auto-text-indent="false"/>
    </style:style>
    <style:style style:name="resume-body-bullet" style:family="paragraph" style:parent-style-name="resume-body" style:default-outline-level="" style:master-page-name="">
      <style:paragraph-properties fo:margin-left="0in" fo:margin-right="0in" fo:margin-top="0in" fo:margin-bottom="0in" loext:contextual-spacing="false" style:line-height-at-least="0.0098in" fo:text-align="start" style:justify-single-word="false" fo:text-indent="0in" style:auto-text-indent="false" style:page-number="auto"/>
      <style:text-properties fo:letter-spacing="normal"/>
    </style:style>
    <style:style style:name="resume_5f_heading" style:display-name="resume_heading" style:family="paragraph" style:parent-style-name="resume-top_5f_heading" style:default-outline-level="">
      <style:paragraph-properties fo:margin-top="0.2in" fo:margin-bottom="0in" loext:contextual-spacing="false" fo:text-align="justify" style:justify-single-word="false"/>
    </style:style>
    <style:style style:name="resume-body-bullet-first" style:family="paragraph" style:parent-style-name="resume-body-bullet" style:default-outline-level="">
      <style:paragraph-properties fo:margin-top="0.0402in" fo:margin-bottom="0in" loext:contextual-spacing="false"/>
    </style:style>
    <style:style style:name="resume-synopsis_20_unjustified" style:display-name="resume-synopsis unjustified" style:family="paragraph" style:parent-style-name="resume-synopsis" style:default-outline-level="">
      <style:paragraph-properties fo:text-align="start" style:justify-single-word="false"/>
    </style:style>
    <style:style style:name="resume-underbar" style:family="paragraph" style:parent-style-name="resume-top_5f_heading" style:default-outline-level="">
      <style:paragraph-properties fo:margin-top="0in" fo:margin-bottom="0in" loext:contextual-spacing="false"/>
    </style:style>
    <style:style style:name="Title" style:family="paragraph" style:parent-style-name="Heading" style:class="chapter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Visited_20_Internet_20_Link" style:display-name="Visited Internet Link" style:family="text">
      <style:text-properties fo:color="#80000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WW8Num1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8Num2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8Num3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8Num4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Absatz-Standardschriftart" style:family="text"/>
    <style:style style:name="WW-Footnote_20_Characters" style:display-name="WW-Footnote Characters" style:family="text"/>
    <style:style style:name="WW-Bullets" style:family="text">
      <style:text-properties style:font-name="StarSymbol, 'Arial Unicode MS'" fo:font-family="'StarSymbol, 'Arial Unicode MS''" style:font-family-generic="roman" style:font-pitch="variable" fo:font-size="9pt" style:font-name-asian="StarSymbol, 'Arial Unicode MS'1" style:font-family-asian="'StarSymbol, 'Arial Unicode MS''" style:font-family-generic-asian="system" style:font-pitch-asian="variable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Endnote_20_Characters" style:display-name="WW-Endnote Characters" style:family="text"/>
    <style:style style:name="WW-WW8Num1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2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3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4z0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Absatz-Standardschriftart1" style:family="text"/>
    <style:style style:name="WW-Footnote_20_Characters1" style:display-name="WW-Footnote Characters1" style:family="text"/>
    <style:style style:name="WW-Bullets1" style:family="text">
      <style:text-properties style:font-name="StarSymbol, 'Arial Unicode MS'" fo:font-family="'StarSymbol, 'Arial Unicode MS''" style:font-family-generic="roman" style:font-pitch="variable" fo:font-size="9pt" style:font-name-asian="StarSymbol, 'Arial Unicode MS'1" style:font-family-asian="'StarSymbol, 'Arial Unicode MS''" style:font-family-generic-asian="system" style:font-pitch-asian="variable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Endnote_20_Characters1" style:display-name="WW-Endnote Characters1" style:family="text"/>
    <style:style style:name="WW-WW8Num1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2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3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WW8Num4z01" style:family="text">
      <style:text-properties style:font-name="Symbol" fo:font-family="Symbol" style:font-family-generic="roman" style:font-pitch="variable"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Absatz-Standardschriftart11" style:family="text"/>
    <style:style style:name="WW-Footnote_20_Characters11" style:display-name="WW-Footnote Characters11" style:family="text"/>
    <style:style style:name="WW-Bullets11" style:family="text">
      <style:text-properties style:font-name="StarSymbol, 'Arial Unicode MS'" fo:font-family="'StarSymbol, 'Arial Unicode MS''" style:font-family-generic="roman" style:font-pitch="variable" fo:font-size="9pt" style:font-name-asian="StarSymbol, 'Arial Unicode MS'1" style:font-family-asian="'StarSymbol, 'Arial Unicode MS''" style:font-family-generic-asian="system" style:font-pitch-asian="variable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WW-Endnote_20_Characters11" style:display-name="WW-Endnote Characters11" style:family="text"/>
    <style:style style:name="Emphasis" style:family="tex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9pt" style:font-size-asian="9pt" style:font-name-complex="StarSymbol, 'Arial Unicode MS'1" style:font-family-complex="'StarSymbol, 'Arial Unicode MS''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size-asian="9pt" style:font-name-complex="Symbol1" style:font-family-complex="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size-asian="9pt" style:font-name-complex="Symbol1" style:font-family-complex="Symbol" style:font-family-generic-complex="system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3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4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6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7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bullet text:level="9" text:style-name="ListLabel_20_3" style:num-suffix="" text:bullet-char="">
        <style:list-level-properties text:list-level-position-and-space-mode="label-alignment">
          <style:list-level-label-alignment text:label-followed-by="listtab" fo:text-indent="-0.111in" fo:margin-left="0.361in"/>
        </style:list-level-properties>
        <style:text-properties fo:font-family="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0.75in" fo:margin-left="1in" fo:margin-right="1in" style:writing-mode="lr-tb" style:layout-grid-color="#c0c0c0" style:layout-grid-lines="55" style:layout-grid-base-height="0.1453in" style:layout-grid-ruby-height="0.0217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9T11:19:29</meta:creation-date>
    <meta:keyword>Linux</meta:keyword>
    <meta:keyword>Unix</meta:keyword>
    <meta:keyword>VMware</meta:keyword>
    <meta:editing-cycles>14</meta:editing-cycles>
    <dc:subject>Christopher C. Petro.</dc:subject>
    <dc:title>Systems Archeologist, Process Anthropologist and General Troubleshooter</dc:title>
    <meta:editing-duration>P2DT8H6M18S</meta:editing-duration>
    <meta:generator>LibreOffice/4.4.4.3$MacOSX_X86_64 LibreOffice_project/2c39ebcf046445232b798108aa8a7e7d89552ea8</meta:generator>
    <dc:date>2015-09-21T18:58:00.989484000</dc:date>
    <meta:print-date>2015-09-21T18:55:08.735531000</meta:print-date>
    <meta:document-statistic meta:table-count="0" meta:image-count="0" meta:object-count="0" meta:page-count="2" meta:paragraph-count="58" meta:word-count="805" meta:character-count="5567" meta:non-whitespace-character-count="4838"/>
  </office:meta>
</office:document-meta>
</file>